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solid" draw:fill-color="#eeeeee"/>
      <style:paragraph-properties style:writing-mode="lr-tb"/>
    </style:style>
    <style:style style:name="P7" style:family="paragraph"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5008in" fo:min-width="6.29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Arrow" draw:marker-end="Arrow" draw:marker-end-width="0.1374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start="Arrow" draw:marker-start-width="0.0591in" draw:marker-end="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eeeeee" draw:textarea-horizontal-align="justify" draw:textarea-vertical-align="middle" draw:auto-grow-height="false" fo:min-height="1.6354in" fo:min-width="1.312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Long_20_Dash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1.6563in" fo:min-width="1.305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solid" draw:fill-color="#eeeeee" draw:textarea-horizontal-align="justify" draw:textarea-vertical-align="middle" draw:auto-grow-height="false" fo:min-height="1.6772in" fo:min-width="0.863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solid" draw:fill-color="#eeeeee" draw:textarea-horizontal-align="justify" draw:textarea-vertical-align="middle" draw:auto-grow-height="false" fo:min-height="0.3646in" fo:min-width="1.260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4898in" fo:min-width="1.55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4898in" fo:min-width="1.396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4898in" fo:min-width="1.940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3327in" fo:min-width="1.8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3354in" fo:min-width="2.457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3437in" fo:min-width="1.986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2917in" fo:min-width="6.293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2" draw:style-name="gr17" draw:text-style-name="P1" svg:width="6.2941in" svg:height="0.2921in" svg:x="0.2209in" svg:y="3.8161in"><text:p text:style-name="P1">USB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3" draw:style-name="gr16" draw:text-style-name="P1" svg:width="1.9862in" svg:height="0.3441in" svg:x="0.2228in" svg:y="3.472in"><text:p text:style-name="P1">Midi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 1" draw:style-name="gr15" draw:text-style-name="P7" svg:width="2.4579in" svg:height="0.3358in" svg:x="2.2091in" svg:y="3.4835in"><text:p text:style-name="P7"><text:span text:style-name="T1">HID / Keybo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5" draw:style-name="gr14" draw:text-style-name="P1" svg:width="1.8504in" svg:height="0.3331in" svg:x="4.6646in" svg:y="3.4835in"><text:p text:style-name="P1">Serial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 6" draw:style-name="gr13" draw:text-style-name="P1" svg:width="1.9406in" svg:height="0.4898in" svg:x="0.2228in" svg:y="2.4929in"><text:p text:style-name="P1">8 x 16 Matrix Sca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 7" draw:style-name="gr12" draw:text-style-name="P1" svg:width="1.3969in" svg:height="0.4898in" svg:x="2.1634in" svg:y="2.4929in"><text:p text:style-name="P1">Shift Reg I/F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8" draw:style-name="gr12" draw:text-style-name="P1" svg:width="1.3969in" svg:height="0.4898in" svg:x="3.5598in" svg:y="2.4929in"><text:p text:style-name="P1">I2C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9" draw:style-name="gr11" draw:text-style-name="P1" svg:width="1.5587in" svg:height="0.4898in" svg:x="4.9563in" svg:y="2.4929in"><text:p text:style-name="P1">ADC x 8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" draw:style-name="gr10" draw:text-style-name="P6" svg:width="1.2606in" svg:height="0.365in" svg:x="3.6055in" svg:y="1.8173in"><text:p text:style-name="P2">16x2 LCD Displa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 10" draw:style-name="gr10" draw:text-style-name="P6" svg:width="1.2606in" svg:height="0.365in" svg:x="3.6146in" svg:y="0.4217in"><text:p text:style-name="P2">16x2 LCD Displa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 11" draw:style-name="gr9" draw:text-style-name="P5" svg:width="0.8634in" svg:height="1.6776in" svg:x="2.452in" svg:y="0.4217in"><text:p text:style-name="P1">Shift</text:p><text:p text:style-name="P1">Register</text:p><text:p text:style-name="P1">IF to</text:p><text:p text:style-name="P1">Illuminated</text:p><text:p text:style-name="P1">Pushbuttons</text:p><text:p text:style-name="P1">8 Op per s/r.</text:p><text:p text:style-name="P1">12 x s/r’s or</text:p><text:p text:style-name="P1">Mor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 12" draw:style-name="gr8" draw:text-style-name="P5" svg:width="1.3059in" svg:height="1.6567in" svg:x="0.5492in" svg:y="0.4425in"><text:p text:style-name="P1">Scan up to</text:p><text:p text:style-name="P1">8 out x 16 in</text:p><text:p text:style-name="P1">Diode Matrix</text:p><text:p text:style-name="P1">for keyboard,</text:p><text:p text:style-name="P1">Pedal board or</text:p><text:p text:style-name="P1">Non-illuminated</text:p><text:p text:style-name="P1">contacts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2" draw:name="Vertical line 1" draw:style-name="gr7" draw:text-style-name="P3" svg:x1="0.8937in" svg:y1="2.4933in" svg:x2="0.8937in" svg:y2="2.0984in"><text:p/></draw:line><draw:line text:anchor-type="paragraph" draw:z-index="13" draw:name="Vertical line 2" draw:style-name="gr7" draw:text-style-name="P3" svg:x1="1.474in" svg:y1="2.0984in" svg:x2="1.474in" svg:y2="2.4933in"><text:p/></draw:line><draw:line text:anchor-type="paragraph" draw:z-index="14" draw:name="Line 1" draw:style-name="gr7" draw:text-style-name="P3" svg:x1="3.0886in" svg:y1="2.4933in" svg:x2="3.0886in" svg:y2="2.0984in"><text:p/></draw:line><draw:line text:anchor-type="paragraph" draw:z-index="15" draw:name="Vertical line 3" draw:style-name="gr7" draw:text-style-name="P3" svg:x1="2.798in" svg:y1="2.0984in" svg:x2="2.798in" svg:y2="2.4933in"><text:p/></draw:line><draw:line text:anchor-type="paragraph" draw:z-index="16" draw:name="Vertical line 4" draw:style-name="gr7" draw:text-style-name="P3" svg:x1="4.213in" svg:y1="2.4933in" svg:x2="4.213in" svg:y2="2.1815in"><text:p/></draw:line><draw:line text:anchor-type="paragraph" draw:z-index="17" draw:name="Vertical line 5" draw:style-name="gr6" draw:text-style-name="P3" svg:x1="4.213in" svg:y1="1.8173in" svg:x2="4.213in" svg:y2="0.7862in"><text:p/></draw:line><draw:custom-shape text:anchor-type="paragraph" draw:z-index="18" draw:name="Shape 13" draw:style-name="gr5" draw:text-style-name="P5" svg:width="1.313in" svg:height="1.6358in" svg:x="5.1398in" svg:y="0.4319in"><text:p text:style-name="P1">Up to 8</text:p><text:p text:style-name="P1">Potentiometers</text:p><text:p text:style-name="P1">for</text:p><text:p text:style-name="P1">expression pedals</text:p><text:p text:style-name="P1">and</text:p><text:p text:style-name="P1">other analogue</text:p><text:p text:style-name="P1">controls</text:p><text:p text:style-name="P1"/><draw:enhanced-geometry svg:viewBox="0 0 21600 21600" draw:type="rectangle" draw:enhanced-path="M 0 0 L 21600 0 21600 21600 0 21600 0 0 Z N"/></draw:custom-shape><draw:line text:anchor-type="paragraph" draw:z-index="19" draw:name="Vertical line 6" draw:style-name="gr4" draw:text-style-name="P3" svg:x1="5.8063in" svg:y1="2.4925in" svg:x2="5.8063in" svg:y2="2.0673in"><text:p/></draw:line><draw:frame text:anchor-type="paragraph" draw:z-index="20" draw:name="Text Frame 1" draw:style-name="gr3" draw:text-style-name="P4" svg:width="1.1461in" svg:height="0.3843in" svg:x="3.598in" svg:y="1.1193in"><draw:text-box><text:p text:style-name="P3"><text:span text:style-name="T1">Up to</text:span></text:p><text:p text:style-name="P3"><text:span text:style-name="T1">8 Displays</text:span></text:p></draw:text-box></draw:frame><draw:line text:anchor-type="paragraph" draw:z-index="21" draw:name="Line 2" draw:style-name="gr2" draw:text-style-name="P3" svg:x1="3.4209in" svg:y1="4.1075in" svg:x2="3.4209in" svg:y2="4.515in"><text:p/></draw:line><draw:custom-shape text:anchor-type="paragraph" draw:z-index="22" draw:name="Shape 14" draw:style-name="gr1" draw:text-style-name="P2" svg:width="6.2921in" svg:height="0.5012in" svg:x="0.2228in" svg:y="2.9827in"><text:p text:style-name="P1">STM32F103C8T6 <text:s/>Blue Pill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7:52:44.657006328</meta:creation-date>
    <dc:date>2025-04-23T16:37:36.628622896</dc:date>
    <meta:editing-duration>PT2H39M12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